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49cm"/>
    </style:style>
    <style:style style:name="co3" style:family="table-column">
      <style:table-column-properties fo:break-before="auto" style:column-width="11.344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ontserrat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7" office:value-type="string" calcext:value-type="string">
            <text:p>Fonctionnalité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/OK</text:p>
          </table:table-cell>
          <table:table-cell table:number-columns-repeated="1019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function Products (ligne 11 script.js)</text:p>
          </table:table-cell>
          <table:table-cell table:style-name="ce23" office:value-type="string" calcext:value-type="string">
            <text:p>Ouverture de la page d'accueil du site web dans un navigateur</text:p>
          </table:table-cell>
          <table:table-cell table:style-name="ce23" office:value-type="string" calcext:value-type="string">
            <text:p>Affichage de l'ensemble des produits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unction productDescription (ligne 12 product.js)</text:p>
          </table:table-cell>
          <table:table-cell table:style-name="ce23" office:value-type="string" calcext:value-type="string">
            <text:p><text:span text:style-name="T1">Ouvrir sur une page annexe le produit. </text:span>Déroulement des choix de couleurs et du nombre d’articles</text:p>
          </table:table-cell>
          <table:table-cell table:style-name="ce23" office:value-type="string" calcext:value-type="string">
            <text:p><text:span text:style-name="T1">Affichage du produit avec sa description et son prix. </text:span>Affichage du type de couleur selon le produit proposé et choix de la quantité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unction addCart (ligne 45 product.js)</text:p>
          </table:table-cell>
          <table:table-cell table:style-name="ce23" office:value-type="string" calcext:value-type="string">
            <text:p>Clic ajout panier </text:p>
          </table:table-cell>
          <table:table-cell table:style-name="ce23" office:value-type="string" calcext:value-type="string">
            <text:p>Produits ajoutés au panier , affichage message d’ajout panier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unction Content (ligne 23 cart.js)</text:p>
          </table:table-cell>
          <table:table-cell table:style-name="ce23" office:value-type="string" calcext:value-type="string">
            <text:p>Ouverture page panier </text:p>
          </table:table-cell>
          <table:table-cell table:style-name="ce23" office:value-type="string" calcext:value-type="string">
            <text:p>Affichage des produits , leurs quantités , la description , leurs prix et le total. Un message doit apparaître si le panier est vid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<text:span text:style-name="T1">function moddifyQuantity (ligne 58 cart.js</text:span>)</text:p>
          </table:table-cell>
          <table:table-cell table:style-name="ce23" office:value-type="string" calcext:value-type="string">
            <text:p>Modification de la quantités</text:p>
          </table:table-cell>
          <table:table-cell table:style-name="ce23" office:value-type="string" calcext:value-type="string">
            <text:p>Le client peux changer d’avis et ajouter ou soustraire un produit , un message de confirmation doit apparaîtr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<text:span text:style-name="T1">function deleteArticle (ligne 92 cart.js</text:span>)</text:p>
          </table:table-cell>
          <table:table-cell table:style-name="ce23" office:value-type="string" calcext:value-type="string">
            <text:p>Clic bouton supprimer</text:p>
          </table:table-cell>
          <table:table-cell table:style-name="ce23" office:value-type="string" calcext:value-type="string">
            <text:p>Le produit doit s’effacer de la page panier et du localstorage ( un message de confirmation doit apparaître et un raffraichissement de la page s’éffectue)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<text:span text:style-name="T1">function totalArticles (ligne 118 cart.js</text:span>)</text:p>
          </table:table-cell>
          <table:table-cell table:style-name="ce23" office:value-type="string" calcext:value-type="string">
            <text:p>Calcul du nombre d’articles</text:p>
          </table:table-cell>
          <table:table-cell table:style-name="ce23" office:value-type="string" calcext:value-type="string">
            <text:p>Affichage total du nombre d’articles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6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span text:style-name="T1">function priceAmount (ligne 136 cart.js</text:span>)</text:p>
          </table:table-cell>
          <table:table-cell table:style-name="ce23" office:value-type="string" calcext:value-type="string">
            <text:p>Calcul du prix totale</text:p>
          </table:table-cell>
          <table:table-cell table:style-name="ce23" office:value-type="string" calcext:value-type="string">
            <text:p>Affichage du prix totale des articles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<text:span text:style-name="T1">function postForm (ligne155 cart.js</text:span>)</text:p>
          </table:table-cell>
          <table:table-cell table:style-name="ce23" office:value-type="string" calcext:value-type="string">
            <text:p>Remplissage du formulaire et envoie des données (bouton commander)</text:p>
          </table:table-cell>
          <table:table-cell table:style-name="ce23" office:value-type="string" calcext:value-type="string">
            <text:p>Lorsque le client a entrée ses informations dans le formulaire et clic sur le bouton commander un message de confirmation doit apparaître et une page s’ouvr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7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<text:span text:style-name="T1">function checkout (ligne 267 cart.js</text:span>)</text:p>
          </table:table-cell>
          <table:table-cell table:style-name="ce23" office:value-type="string" calcext:value-type="string">
            <text:p>Ouverture de la page confirmation</text:p>
          </table:table-cell>
          <table:table-cell table:style-name="ce23" office:value-type="string" calcext:value-type="string">
            <text:p>Affichage du numéro de commande du client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8">
          <table:table-cell table:style-name="ce24" table:number-columns-repeated="5"/>
          <table:table-cell table:number-columns-repeated="1019"/>
        </table:table-row>
        <table:table-row table:style-name="ro8">
          <table:table-cell table:style-name="ce24"/>
          <table:table-cell table:style-name="ce29" table:number-columns-repeated="3"/>
          <table:table-cell table:style-name="ce25"/>
          <table:table-cell table:number-columns-repeated="1019"/>
        </table:table-row>
        <table:table-row table:style-name="ro8" table:number-rows-repeated="9">
          <table:table-cell table:style-name="ce25"/>
          <table:table-cell table:style-name="ce29" table:number-columns-repeated="3"/>
          <table:table-cell table:style-name="ce25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2:48.6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meta:editing-cycles>7</meta:editing-cycles>
    <meta:editing-duration>PT47M10S</meta:editing-duration>
    <meta:generator>LibreOffice/7.2.2.2$Windows_X86_64 LibreOffice_project/02b2acce88a210515b4a5bb2e46cbfb63fe97d56</meta:generator>
    <meta:creation-date>2021-12-27T10:46:15.663000000</meta:creation-date>
    <dc:date>2022-01-04T10:55:55.738000000</dc:date>
    <meta:document-statistic meta:table-count="1" meta:cell-count="54" meta:object-count="0"/>
    <meta:user-defined meta:name="AppVersion">15.0000</meta:user-defined>
  </office:meta>
</office:document-meta>
</file>